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axenXPathExpression.isUseMessageCont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xenXPathExpression.matches( MessageExchange exchange , NormalizedMessage message )</text:p>
          </table:table-cell>
          <table:table-cell office:value-type="float" office:value="7">
            <text:p text:style-name="Table_20_Contents">7</text:p>
          </table:table-cell>
          <table:table-cell office:value-type="float" office:value="1">
            <text:p text:style-name="Table_20_Contents">1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JaxenXPathExpression.afterProperties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xenXPathExpression.init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JaxenXPathExpression.createXPath( String x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xenXPathExpression.evaluate( MessageExchange exchange , NormalizedMessage message )</text:p>
          </table:table-cell>
          <table:table-cell office:value-type="float" office:value="7">
            <text:p text:style-name="Table_20_Contents">7</text:p>
          </table:table-cell>
          <table:table-cell office:value-type="float" office:value="1">
            <text:p text:style-name="Table_20_Contents">1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JaxenXPathExpression.setUseMessageContent( boolean useMessageCont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xenXPathExpression.setXpathObject( XPath xpathObj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xenXPathExpression.JaxenXPathExpression( String x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axenXPathExpression.enableContentRereadability( NormalizedMessage message )</text:p>
          </table:table-cell>
          <table:table-cell office:value-type="float" office:value="7">
            <text:p text:style-name="Table_20_Contents">7</text:p>
          </table:table-cell>
          <table:table-cell office:value-type="float" office:value="1">
            <text:p text:style-name="Table_20_Contents">1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JaxenXPathExpression.setTransformer( SourceTransformer transform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xenXPathExpression.evaluateXPathAsBoolean( Object obj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xenXPathExpression.setNamespaceContext( NamespaceContext namespace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xenXPathExpression.getXpathObje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xenXPathExpression.getTransform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xenXPathExpression.setXpath( String x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xenXPathExpression.evaluateXPath( Object obj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xenXPathExpression.setVariableContext( JaxenVariableContext variable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xenXPathExpression.getX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xenXPathExpression.getXMLNode( MessageExchange exchange , NormalizedMessage messag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JaxenXPathExpression.JaxenXPathExpres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JaxenXPathExpression.setFunctionContext( FunctionContext function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xenXPathExpression.getNamespace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xenXPathExpression.getFunction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xenXPathExpression.getVariable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